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629" officeooo:paragraph-rsid="001546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робкин: 25000</text:p>
      <text:p text:style-name="P1">Мышкин: <text:s/>30000</text:p>
      <text:p text:style-name="P1">Скоробей: 60000</text:p>
      <text:p text:style-name="P1">Овощ: <text:s text:c="7"/>34000</text:p>
      <text:p text:style-name="P1">Мушняк: <text:s text:c="2"/>280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1:41:41.442718075</meta:creation-date>
    <dc:date>2020-05-06T11:43:58.449305026</dc:date>
    <meta:editing-duration>PT2M20S</meta:editing-duration>
    <meta:editing-cycles>1</meta:editing-cycles>
    <meta:document-statistic meta:table-count="0" meta:image-count="0" meta:object-count="0" meta:page-count="1" meta:paragraph-count="5" meta:word-count="10" meta:character-count="77" meta:non-whitespace-character-count="62"/>
    <meta:generator>LibreOffice/6.4.2.2$Linux_X86_64 LibreOffice_project/40$Build-2</meta:generator>
  </office:meta>
</office:document-meta>
</file>